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611in" fo:line-height="107%" fo:margin-left="0.043in" fo:text-indent="0in">
        <style:tab-stops/>
      </style:paragraph-properties>
    </style:style>
    <style:style style:name="T2" style:parent-style-name="DefaultParagraphFont" style:family="text">
      <style:text-properties fo:font-size="24pt" style:font-size-asian="24pt"/>
    </style:style>
    <style:style style:name="P3" style:parent-style-name="Normal" style:family="paragraph">
      <style:paragraph-properties fo:text-align="center" fo:margin-bottom="0.1375in" fo:line-height="114%"/>
    </style:style>
    <style:style style:name="T4" style:parent-style-name="DefaultParagraphFont" style:family="text">
      <style:text-properties fo:font-size="16pt" style:font-size-asian="16pt"/>
    </style:style>
    <style:style style:name="P5" style:parent-style-name="Normal" style:family="paragraph">
      <style:paragraph-properties fo:text-align="center" fo:margin-bottom="0.1375in" fo:line-height="114%"/>
    </style:style>
    <style:style style:name="T6" style:parent-style-name="DefaultParagraphFont" style:family="text">
      <style:text-properties fo:font-size="16pt" style:font-size-asian="16pt"/>
    </style:style>
    <style:style style:name="P7" style:parent-style-name="Normal" style:family="paragraph">
      <style:paragraph-properties fo:margin-bottom="0.109in" fo:line-height="107%" fo:margin-left="0in" fo:text-indent="0in">
        <style:tab-stops/>
      </style:paragraph-properties>
    </style:style>
    <style:style style:name="T8" style:parent-style-name="DefaultParagraphFont" style:family="text">
      <style:text-properties fo:font-size="16pt" style:font-size-asian="16pt"/>
    </style:style>
    <style:style style:name="P9" style:parent-style-name="Normal" style:family="paragraph">
      <style:paragraph-properties fo:margin-left="-0.0034in">
        <style:tab-stops/>
      </style:paragraph-properties>
    </style:style>
    <style:style style:name="P10" style:parent-style-name="Normal" style:family="paragraph">
      <style:paragraph-properties fo:margin-bottom="0.1541in" fo:line-height="107%" fo:margin-left="0in" fo:text-indent="0in">
        <style:tab-stops/>
      </style:paragraph-properties>
    </style:style>
    <style:style style:name="P11" style:parent-style-name="Normal" style:family="paragraph">
      <style:paragraph-properties fo:margin-left="-0.0034in">
        <style:tab-stops/>
      </style:paragraph-properties>
    </style:style>
    <style:style style:name="P12" style:parent-style-name="Normal" style:family="paragraph">
      <style:paragraph-properties fo:margin-bottom="0in" fo:line-height="188%" fo:margin-left="-0.0034in">
        <style:tab-stops/>
      </style:paragraph-properties>
    </style:style>
    <style:style style:name="P13" style:parent-style-name="Normal" style:family="paragraph">
      <style:paragraph-properties fo:margin-bottom="0.002in" fo:line-height="187%" fo:margin-left="-0.0034in" fo:margin-right="0.6076in">
        <style:tab-stops/>
      </style:paragraph-properties>
    </style:style>
    <style:style style:name="P14" style:parent-style-name="Normal" style:family="paragraph">
      <style:paragraph-properties fo:margin-left="-0.0104in" fo:text-indent="0in">
        <style:tab-stops>
          <style:tab-stop style:type="center" style:position="2.6388in"/>
        </style:tab-stops>
      </style:paragraph-properties>
    </style:style>
    <style:style style:name="P15" style:parent-style-name="Normal" style:family="paragraph">
      <style:paragraph-properties fo:margin-left="-0.0104in" fo:text-indent="0in">
        <style:tab-stops>
          <style:tab-stop style:type="center" style:position="3.0458in"/>
          <style:tab-stop style:type="right" style:position="6.4673in"/>
        </style:tab-stops>
      </style:paragraph-properties>
    </style:style>
    <style:style style:name="P16" style:parent-style-name="Normal" style:family="paragraph">
      <style:paragraph-properties fo:margin-left="-0.0034in">
        <style:tab-stops/>
      </style:paragraph-properties>
    </style:style>
    <style:style style:name="P17" style:parent-style-name="Normal" style:family="paragraph">
      <style:paragraph-properties fo:margin-bottom="0.1569in" fo:line-height="107%" fo:margin-left="0in" fo:text-indent="0in">
        <style:tab-stops/>
      </style:paragraph-properties>
    </style:style>
    <style:style style:name="P18" style:parent-style-name="Normal" style:family="paragraph">
      <style:paragraph-properties fo:margin-left="-0.0034in">
        <style:tab-stops/>
      </style:paragraph-properties>
    </style:style>
    <style:style style:name="T19" style:parent-style-name="DefaultParagraphFont" style:family="text">
      <style:text-properties fo:font-size="11pt" style:font-size-asian="11pt"/>
    </style:style>
  </office:automatic-styles>
  <office:body>
    <office:text text:use-soft-page-breaks="true">
      <text:p text:style-name="P1"><text:span text:style-name="T2">ACTIVIDAD 1<text:s/></text:span></text:p>
      <text:p text:style-name="P3"><text:span text:style-name="T4">Analiza si la empresa elegida cumple con las características que hemos estudiado en la definición de empresa y justifica tu respuesta.<text:s/></text:span></text:p>
      <text:p text:style-name="P5"><text:span text:style-name="T6">Explica con tus palabras los objetivos de la empresa que aparecen en la página 13 del libro (4ª página del PDF) y analiza si la empresa que has elegido cumple con todos los objetivos. Justifica tu respuesta.<text:s/></text:span></text:p>
      <text:p text:style-name="P7"><text:span text:style-name="T8"><text:s/></text:span></text:p>
      <text:p text:style-name="P9">La empresa que he elegido es Corsair. Dicha empresa cumple con las características generales de una empresa. Es una organización que se encuentra en relación con la sociedad. Su objetivo consiste en satisfacer algunas necesidades de los consumidores, mediante la producción y distribución de estos.<text:s/></text:p>
      <text:p text:style-name="P10"><text:s/></text:p>
      <text:p text:style-name="P11">Entre los objetivos empresariales encontramos:<text:s/></text:p>
      <text:soft-page-break/>
      <text:p text:style-name="P12"><text:s/><text:tab/>-La creación del máximo beneficio, que consiste en hacer lo mayor posible la <text:s text:c="2"/><text:tab/>diferencia entre ingresos y gastos.<text:s/></text:p>
      <text:p text:style-name="P13"><text:s/><text:tab/>-Crecimiento: seguir invirtiendo en la empresa para fomentar su mejoría. <text:s/><text:tab/>-Satisfacer<text:s/>a los clientes: los productos o servicios deben ser satisfactorios <text:s/><text:tab/>para los clientes, para asegurar su vuelta.<text:s/></text:p>
      <text:p text:style-name="P14"><text:s/><text:tab/>-Calidad: ofrecer una calidad con nuestros productos/servicios.<text:s/></text:p>
      <text:p text:style-name="P15"><text:s/><text:tab/>-Supervivencia: cuando una empresa no crece y solo aspira a mantenerse a<text:s text:c="2"/><text:tab/>flote.<text:s/></text:p>
      <text:p text:style-name="P16"><text:s/><text:tab/>-Objetivos sociales: No centrarse solo en lo económico, sino tambien en <text:s/>ofrecer calidad general, tanto a los trabajadores como al medio.<text:s/></text:p>
      <text:p text:style-name="P17"><text:s/></text:p>
      <text:p text:style-name="P18">Tras hacer un análisis he llegado a la conclusión de que la empresa elegida (Corsair) cumple con todos<text:s/>los objetivos empresariales.<text:s/><text:span text:style-name="T1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611in" fo:line-height="111%" fo:margin-left="0.0069in" fo:text-indent="-0.0069in">
        <style:tab-stops/>
      </style:paragraph-properties>
      <style:text-properties style:font-name="Calibri" style:font-name-asian="Calibri" style:font-name-complex="Calibri" fo:color="#000000" fo:font-size="12pt" style:font-size-asian="12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042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word</dc:creator>
    <meta:creation-date>2020-10-13T15:07:00Z</meta:creation-date>
    <dc:date>2020-10-13T15:07:00Z</dc:date>
    <meta:template xlink:href="Normal" xlink:type="simple"/>
    <meta:editing-cycles>2</meta:editing-cycles>
    <meta:editing-duration>PT0S</meta:editing-duration>
    <meta:document-statistic meta:page-count="2" meta:paragraph-count="2" meta:word-count="218" meta:character-count="1459" meta:row-count="10" meta:non-whitespace-character-count="1243"/>
  </office:meta>
</office:document-meta>
</file>